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Ru1" style:family="ruby">
      <style:ruby-properties style:ruby-align="distribute-space" style:ruby-position="above"/>
    </style:style>
    <style:style style:name="P2" style:parent-style-name="Normal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Ru2" style:family="ruby">
      <style:ruby-properties style:ruby-align="distribute-space" style:ruby-position="above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Ru3" style:family="ruby">
      <style:ruby-properties style:ruby-align="distribute-space" style:ruby-position="above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Ru4" style:family="ruby">
      <style:ruby-properties style:ruby-align="distribute-space" style:ruby-position="above"/>
    </style:style>
    <style:style style:name="T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margin-bottom="0in"/>
      <style:text-properties style:font-name="Calibri Light" style:font-name-asian="MS Mincho" style:font-name-complex="Calibri Light" fo:font-style="italic" style:font-style-asian="italic" style:font-style-complex="italic" fo:font-size="9pt" style:font-size-asian="9pt" style:font-size-complex="9pt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style:font-name-asian="MS Mincho" style:font-name-complex="Calibri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3" style:parent-style-name="DefaultParagraphFont" style:family="text">
      <style:text-properties style:font-name-asian="MS Mincho" style:font-name-complex="Calibri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4" style:parent-style-name="DefaultParagraphFont" style:family="text">
      <style:text-properties style:font-name-asian="MS Mincho" style:font-name-complex="Calibri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5" style:parent-style-name="DefaultParagraphFont" style:family="text">
      <style:text-properties style:font-name-asian="MS Mincho" style:font-name-complex="Calibri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6" style:parent-style-name="DefaultParagraphFont" style:family="text">
      <style:text-properties style:font-name-asian="MS Mincho" style:font-name-complex="Calibri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7" style:parent-style-name="DefaultParagraphFont" style:family="text">
      <style:text-properties style:font-name-asian="MS Mincho" style:font-name-complex="Calibri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8" style:parent-style-name="Normal" style:family="paragraph">
      <style:paragraph-properties fo:text-align="justify" fo:margin-bottom="0in" fo:line-height="100%"/>
      <style:text-properties fo:language="fr" fo:country="FR"/>
    </style:style>
    <style:style style:name="Ru5" style:family="ruby">
      <style:ruby-properties style:ruby-align="distribute-space" style:ruby-position="above"/>
    </style:style>
    <style:style style:name="P19" style:parent-style-name="Normal" style:family="paragraph">
      <style:paragraph-properties fo:text-align="justify" fo:margin-bottom="0in" fo:line-height="100%"/>
    </style:style>
    <style:style style:name="Ru6" style:family="ruby">
      <style:ruby-properties style:ruby-align="distribute-space" style:ruby-position="above"/>
    </style:style>
    <style:style style:name="Ru7" style:family="ruby">
      <style:ruby-properties style:ruby-align="distribute-space" style:ruby-position="above"/>
    </style:style>
    <style:style style:name="Ru8" style:family="ruby">
      <style:ruby-properties style:ruby-align="distribute-space" style:ruby-position="above"/>
    </style:style>
    <style:style style:name="Ru9" style:family="ruby">
      <style:ruby-properties style:ruby-align="distribute-space" style:ruby-position="above"/>
    </style:style>
    <style:style style:name="Ru10" style:family="ruby">
      <style:ruby-properties style:ruby-align="distribute-space" style:ruby-position="above"/>
    </style:style>
    <style:style style:name="P20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21" style:parent-style-name="Normal" style:family="paragraph">
      <style:paragraph-properties fo:text-align="justify" fo:margin-bottom="0in" fo:line-height="100%"/>
      <style:text-properties fo:language="fr" fo:country="FR"/>
    </style:style>
    <style:style style:name="P22" style:parent-style-name="Normal" style:family="paragraph">
      <style:paragraph-properties fo:text-align="justify" fo:margin-bottom="0in" fo:line-height="100%"/>
      <style:text-properties fo:language="fr" fo:country="FR"/>
    </style:style>
    <style:style style:name="Ru11" style:family="ruby">
      <style:ruby-properties style:ruby-align="distribute-space" style:ruby-position="above"/>
    </style:style>
    <style:style style:name="P23" style:parent-style-name="Normal" style:family="paragraph">
      <style:paragraph-properties fo:text-align="justify" fo:margin-bottom="0in" fo:line-height="100%"/>
    </style:style>
    <style:style style:name="Ru12" style:family="ruby">
      <style:ruby-properties style:ruby-align="distribute-space" style:ruby-position="above"/>
    </style:style>
    <style:style style:name="Ru13" style:family="ruby">
      <style:ruby-properties style:ruby-align="distribute-space" style:ruby-position="above"/>
    </style:style>
    <style:style style:name="Ru14" style:family="ruby">
      <style:ruby-properties style:ruby-align="distribute-space" style:ruby-position="above"/>
    </style:style>
    <style:style style:name="P24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25" style:parent-style-name="Normal" style:family="paragraph">
      <style:paragraph-properties fo:text-align="justify" fo:margin-bottom="0in" fo:line-height="100%"/>
      <style:text-properties fo:language="fr" fo:country="FR"/>
    </style:style>
    <style:style style:name="P26" style:parent-style-name="Normal" style:family="paragraph">
      <style:paragraph-properties fo:text-align="justify" fo:margin-bottom="0in" fo:line-height="100%"/>
      <style:text-properties fo:language="fr" fo:country="FR"/>
    </style:style>
    <style:style style:name="Ru15" style:family="ruby">
      <style:ruby-properties style:ruby-align="distribute-space" style:ruby-position="above"/>
    </style:style>
    <style:style style:name="P27" style:parent-style-name="Normal" style:family="paragraph">
      <style:paragraph-properties fo:text-align="justify" fo:margin-bottom="0in" fo:line-height="100%"/>
    </style:style>
    <style:style style:name="Ru16" style:family="ruby">
      <style:ruby-properties style:ruby-align="distribute-space" style:ruby-position="above"/>
    </style:style>
    <style:style style:name="Ru17" style:family="ruby">
      <style:ruby-properties style:ruby-align="distribute-space" style:ruby-position="above"/>
    </style:style>
    <style:style style:name="Ru18" style:family="ruby">
      <style:ruby-properties style:ruby-align="distribute-space" style:ruby-position="above"/>
    </style:style>
    <style:style style:name="Ru19" style:family="ruby">
      <style:ruby-properties style:ruby-align="distribute-space" style:ruby-position="above"/>
    </style:style>
    <style:style style:name="Ru20" style:family="ruby">
      <style:ruby-properties style:ruby-align="distribute-space" style:ruby-position="above"/>
    </style:style>
    <style:style style:name="Ru21" style:family="ruby">
      <style:ruby-properties style:ruby-align="distribute-space" style:ruby-position="above"/>
    </style:style>
    <style:style style:name="P28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29" style:parent-style-name="Normal" style:family="paragraph">
      <style:paragraph-properties fo:text-align="justify" fo:margin-bottom="0in" fo:line-height="100%"/>
      <style:text-properties fo:language="fr" fo:country="FR"/>
    </style:style>
    <style:style style:name="P30" style:parent-style-name="Normal" style:family="paragraph">
      <style:paragraph-properties fo:text-align="justify" fo:margin-bottom="0in" fo:line-height="100%"/>
      <style:text-properties fo:language="fr" fo:country="FR"/>
    </style:style>
    <style:style style:name="Ru22" style:family="ruby">
      <style:ruby-properties style:ruby-align="distribute-space" style:ruby-position="above"/>
    </style:style>
    <style:style style:name="P31" style:parent-style-name="Normal" style:family="paragraph">
      <style:paragraph-properties fo:text-align="justify" fo:margin-bottom="0in" fo:line-height="100%"/>
    </style:style>
    <style:style style:name="Ru23" style:family="ruby">
      <style:ruby-properties style:ruby-align="distribute-space" style:ruby-position="above"/>
    </style:style>
    <style:style style:name="Ru24" style:family="ruby">
      <style:ruby-properties style:ruby-align="distribute-space" style:ruby-position="above"/>
    </style:style>
    <style:style style:name="Ru25" style:family="ruby">
      <style:ruby-properties style:ruby-align="distribute-space" style:ruby-position="above"/>
    </style:style>
    <style:style style:name="Ru26" style:family="ruby">
      <style:ruby-properties style:ruby-align="distribute-space" style:ruby-position="above"/>
    </style:style>
    <style:style style:name="Ru27" style:family="ruby">
      <style:ruby-properties style:ruby-align="distribute-space" style:ruby-position="above"/>
    </style:style>
    <style:style style:name="Ru28" style:family="ruby">
      <style:ruby-properties style:ruby-align="distribute-space" style:ruby-position="above"/>
    </style:style>
    <style:style style:name="P32" style:parent-style-name="Normal" style:family="paragraph">
      <style:paragraph-properties fo:text-align="justify" fo:margin-bottom="0in" fo:line-height="100%"/>
    </style:style>
    <style:style style:name="T33" style:parent-style-name="DefaultParagraphFont" style:family="text"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T34" style:parent-style-name="DefaultParagraphFont" style:family="text"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35" style:parent-style-name="Normal" style:family="paragraph">
      <style:paragraph-properties fo:text-align="justify" fo:margin-bottom="0in" fo:line-height="100%"/>
      <style:text-properties fo:language="fr" fo:country="FR"/>
    </style:style>
    <style:style style:name="P36" style:parent-style-name="Normal" style:family="paragraph">
      <style:paragraph-properties fo:text-align="justify" fo:margin-bottom="0in" fo:line-height="100%"/>
      <style:text-properties fo:language="fr" fo:country="FR"/>
    </style:style>
    <style:style style:name="Ru29" style:family="ruby">
      <style:ruby-properties style:ruby-align="distribute-space" style:ruby-position="above"/>
    </style:style>
    <style:style style:name="P37" style:parent-style-name="Normal" style:family="paragraph">
      <style:paragraph-properties fo:text-align="justify" fo:margin-bottom="0in" fo:line-height="100%"/>
    </style:style>
    <style:style style:name="Ru30" style:family="ruby">
      <style:ruby-properties style:ruby-align="distribute-space" style:ruby-position="above"/>
    </style:style>
    <style:style style:name="Ru31" style:family="ruby">
      <style:ruby-properties style:ruby-align="distribute-space" style:ruby-position="above"/>
    </style:style>
    <style:style style:name="Ru32" style:family="ruby">
      <style:ruby-properties style:ruby-align="distribute-space" style:ruby-position="above"/>
    </style:style>
    <style:style style:name="Ru33" style:family="ruby">
      <style:ruby-properties style:ruby-align="distribute-space" style:ruby-position="above"/>
    </style:style>
    <style:style style:name="Ru34" style:family="ruby">
      <style:ruby-properties style:ruby-align="distribute-space" style:ruby-position="above"/>
    </style:style>
    <style:style style:name="Ru35" style:family="ruby">
      <style:ruby-properties style:ruby-align="distribute-space" style:ruby-position="above"/>
    </style:style>
    <style:style style:name="P38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39" style:parent-style-name="Normal" style:family="paragraph">
      <style:paragraph-properties fo:text-align="justify" fo:margin-bottom="0in" fo:line-height="100%"/>
      <style:text-properties fo:language="fr" fo:country="FR"/>
    </style:style>
    <style:style style:name="P40" style:parent-style-name="Normal" style:family="paragraph">
      <style:paragraph-properties fo:text-align="justify" fo:margin-bottom="0in" fo:line-height="100%"/>
      <style:text-properties fo:language="fr" fo:country="FR"/>
    </style:style>
    <style:style style:name="Ru36" style:family="ruby">
      <style:ruby-properties style:ruby-align="distribute-space" style:ruby-position="above"/>
    </style:style>
    <style:style style:name="P41" style:parent-style-name="Normal" style:family="paragraph">
      <style:paragraph-properties fo:text-align="justify" fo:margin-bottom="0in" fo:line-height="100%"/>
    </style:style>
    <style:style style:name="Ru37" style:family="ruby">
      <style:ruby-properties style:ruby-align="distribute-space" style:ruby-position="above"/>
    </style:style>
    <style:style style:name="Ru38" style:family="ruby">
      <style:ruby-properties style:ruby-align="distribute-space" style:ruby-position="above"/>
    </style:style>
    <style:style style:name="Ru39" style:family="ruby">
      <style:ruby-properties style:ruby-align="distribute-space" style:ruby-position="above"/>
    </style:style>
    <style:style style:name="Ru40" style:family="ruby">
      <style:ruby-properties style:ruby-align="distribute-space" style:ruby-position="above"/>
    </style:style>
    <style:style style:name="Ru41" style:family="ruby">
      <style:ruby-properties style:ruby-align="distribute-space" style:ruby-position="above"/>
    </style:style>
    <style:style style:name="P42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43" style:parent-style-name="Normal" style:family="paragraph">
      <style:paragraph-properties fo:text-align="justify" fo:margin-bottom="0in" fo:line-height="100%"/>
      <style:text-properties fo:language="fr" fo:country="FR"/>
    </style:style>
    <style:style style:name="P44" style:parent-style-name="Normal" style:family="paragraph">
      <style:paragraph-properties fo:text-align="justify" fo:margin-bottom="0in" fo:line-height="100%"/>
      <style:text-properties fo:language="fr" fo:country="FR"/>
    </style:style>
    <style:style style:name="Ru42" style:family="ruby">
      <style:ruby-properties style:ruby-align="distribute-space" style:ruby-position="above"/>
    </style:style>
    <style:style style:name="P45" style:parent-style-name="Normal" style:family="paragraph">
      <style:paragraph-properties fo:text-align="justify" fo:margin-bottom="0in" fo:line-height="100%"/>
    </style:style>
    <style:style style:name="Ru43" style:family="ruby">
      <style:ruby-properties style:ruby-align="distribute-space" style:ruby-position="above"/>
    </style:style>
    <style:style style:name="Ru44" style:family="ruby">
      <style:ruby-properties style:ruby-align="distribute-space" style:ruby-position="above"/>
    </style:style>
    <style:style style:name="Ru45" style:family="ruby">
      <style:ruby-properties style:ruby-align="distribute-space" style:ruby-position="above"/>
    </style:style>
    <style:style style:name="Ru46" style:family="ruby">
      <style:ruby-properties style:ruby-align="distribute-space" style:ruby-position="above"/>
    </style:style>
    <style:style style:name="P46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 fo:language="fr" fo:country="FR"/>
    </style:style>
    <style:style style:name="P47" style:parent-style-name="Normal" style:family="paragraph">
      <style:paragraph-properties fo:text-align="justify" fo:margin-bottom="0in" fo:line-height="100%"/>
      <style:text-properties fo:language="fr" fo:country="FR"/>
    </style:style>
    <style:style style:name="P48" style:parent-style-name="Normal" style:family="paragraph">
      <style:paragraph-properties fo:text-align="justify" fo:margin-bottom="0in" fo:line-height="100%"/>
      <style:text-properties fo:language="fr" fo:country="FR"/>
    </style:style>
    <style:style style:name="Ru47" style:family="ruby">
      <style:ruby-properties style:ruby-align="distribute-space" style:ruby-position="above"/>
    </style:style>
    <style:style style:name="P49" style:parent-style-name="Normal" style:family="paragraph">
      <style:paragraph-properties fo:text-align="justify" fo:margin-bottom="0in" fo:line-height="100%"/>
    </style:style>
    <style:style style:name="Ru48" style:family="ruby">
      <style:ruby-properties style:ruby-align="distribute-space" style:ruby-position="above"/>
    </style:style>
    <style:style style:name="Ru49" style:family="ruby">
      <style:ruby-properties style:ruby-align="distribute-space" style:ruby-position="above"/>
    </style:style>
    <style:style style:name="Ru50" style:family="ruby">
      <style:ruby-properties style:ruby-align="distribute-space" style:ruby-position="above"/>
    </style:style>
    <style:style style:name="Ru51" style:family="ruby">
      <style:ruby-properties style:ruby-align="distribute-space" style:ruby-position="above"/>
    </style:style>
    <style:style style:name="P50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51" style:parent-style-name="Normal" style:family="paragraph">
      <style:paragraph-properties fo:text-align="justify" fo:margin-bottom="0in" fo:line-height="100%"/>
      <style:text-properties fo:language="fr" fo:country="FR"/>
    </style:style>
    <style:style style:name="P52" style:parent-style-name="Normal" style:family="paragraph">
      <style:paragraph-properties fo:text-align="justify" fo:margin-bottom="0in" fo:line-height="100%"/>
      <style:text-properties fo:language="fr" fo:country="FR"/>
    </style:style>
    <style:style style:name="Ru52" style:family="ruby">
      <style:ruby-properties style:ruby-align="distribute-space" style:ruby-position="above"/>
    </style:style>
    <style:style style:name="P53" style:parent-style-name="Normal" style:family="paragraph">
      <style:paragraph-properties fo:text-align="justify" fo:margin-bottom="0in" fo:line-height="100%"/>
    </style:style>
    <style:style style:name="Ru53" style:family="ruby">
      <style:ruby-properties style:ruby-align="distribute-space" style:ruby-position="above"/>
    </style:style>
    <style:style style:name="Ru54" style:family="ruby">
      <style:ruby-properties style:ruby-align="distribute-space" style:ruby-position="above"/>
    </style:style>
    <style:style style:name="Ru55" style:family="ruby">
      <style:ruby-properties style:ruby-align="distribute-space" style:ruby-position="above"/>
    </style:style>
    <style:style style:name="Ru56" style:family="ruby">
      <style:ruby-properties style:ruby-align="distribute-space" style:ruby-position="above"/>
    </style:style>
    <style:style style:name="Ru57" style:family="ruby">
      <style:ruby-properties style:ruby-align="distribute-space" style:ruby-position="above"/>
    </style:style>
    <style:style style:name="Ru58" style:family="ruby">
      <style:ruby-properties style:ruby-align="distribute-space" style:ruby-position="above"/>
    </style:style>
    <style:style style:name="P54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55" style:parent-style-name="Normal" style:family="paragraph">
      <style:paragraph-properties fo:text-align="justify" fo:margin-bottom="0in" fo:line-height="100%"/>
      <style:text-properties fo:language="fr" fo:country="FR"/>
    </style:style>
    <style:style style:name="P56" style:parent-style-name="Normal" style:family="paragraph">
      <style:paragraph-properties fo:text-align="justify" fo:margin-bottom="0in" fo:line-height="100%"/>
      <style:text-properties fo:language="fr" fo:country="FR"/>
    </style:style>
    <style:style style:name="P57" style:parent-style-name="Normal" style:family="paragraph">
      <style:paragraph-properties fo:text-align="justify" fo:margin-bottom="0in" fo:line-height="100%"/>
    </style:style>
    <style:style style:name="Ru59" style:family="ruby">
      <style:ruby-properties style:ruby-align="distribute-space" style:ruby-position="above"/>
    </style:style>
    <style:style style:name="Ru60" style:family="ruby">
      <style:ruby-properties style:ruby-align="distribute-space" style:ruby-position="above"/>
    </style:style>
    <style:style style:name="Ru61" style:family="ruby">
      <style:ruby-properties style:ruby-align="distribute-space" style:ruby-position="above"/>
    </style:style>
    <style:style style:name="Ru62" style:family="ruby">
      <style:ruby-properties style:ruby-align="distribute-space" style:ruby-position="above"/>
    </style:style>
    <style:style style:name="Ru63" style:family="ruby">
      <style:ruby-properties style:ruby-align="distribute-space" style:ruby-position="above"/>
    </style:style>
    <style:style style:name="Ru64" style:family="ruby">
      <style:ruby-properties style:ruby-align="distribute-space" style:ruby-position="above"/>
    </style:style>
    <style:style style:name="Ru65" style:family="ruby">
      <style:ruby-properties style:ruby-align="distribute-space" style:ruby-position="above"/>
    </style:style>
    <style:style style:name="Ru66" style:family="ruby">
      <style:ruby-properties style:ruby-align="distribute-space" style:ruby-position="above"/>
    </style:style>
    <style:style style:name="Ru67" style:family="ruby">
      <style:ruby-properties style:ruby-align="distribute-space" style:ruby-position="above"/>
    </style:style>
    <style:style style:name="P58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59" style:parent-style-name="Normal" style:family="paragraph">
      <style:paragraph-properties fo:text-align="justify" fo:margin-bottom="0in" fo:line-height="100%"/>
      <style:text-properties fo:language="fr" fo:country="FR"/>
    </style:style>
    <style:style style:name="P60" style:parent-style-name="Normal" style:family="paragraph">
      <style:paragraph-properties fo:text-align="justify" fo:margin-bottom="0in" fo:line-height="100%"/>
      <style:text-properties fo:language="fr" fo:country="FR"/>
    </style:style>
    <style:style style:name="P61" style:parent-style-name="Normal" style:family="paragraph">
      <style:paragraph-properties fo:text-align="justify" fo:margin-bottom="0in" fo:line-height="100%"/>
    </style:style>
    <style:style style:name="Ru68" style:family="ruby">
      <style:ruby-properties style:ruby-align="distribute-space" style:ruby-position="above"/>
    </style:style>
    <style:style style:name="Ru69" style:family="ruby">
      <style:ruby-properties style:ruby-align="distribute-space" style:ruby-position="above"/>
    </style:style>
    <style:style style:name="Ru70" style:family="ruby">
      <style:ruby-properties style:ruby-align="distribute-space" style:ruby-position="above"/>
    </style:style>
    <style:style style:name="Ru71" style:family="ruby">
      <style:ruby-properties style:ruby-align="distribute-space" style:ruby-position="above"/>
    </style:style>
    <style:style style:name="Ru72" style:family="ruby">
      <style:ruby-properties style:ruby-align="distribute-space" style:ruby-position="above"/>
    </style:style>
    <style:style style:name="P62" style:parent-style-name="Normal" style:family="paragraph">
      <style:paragraph-properties fo:text-align="justify" fo:margin-bottom="0in" fo:line-height="100%"/>
      <style:text-properties style:font-name="Calibri Light" style:font-name-complex="Calibri Light" fo:font-style="italic" style:font-style-asian="italic" style:font-style-complex="italic" fo:font-size="9pt" style:font-size-asian="9pt" style:font-size-complex="9pt"/>
    </style:style>
    <style:style style:name="P63" style:parent-style-name="Normal" style:family="paragraph">
      <style:paragraph-properties fo:text-align="justify" fo:margin-bottom="0in" fo:line-height="100%"/>
      <style:text-properties fo:language="fr" fo:country="FR"/>
    </style:style>
    <style:style style:name="P64" style:parent-style-name="Normal" style:family="paragraph">
      <style:text-properties fo:language="fr" fo:country="FR"/>
    </style:style>
  </office:automatic-styles>
  <office:body>
    <office:text text:use-soft-page-breaks="true">
      <text:p text:style-name="P1"/>
      <text:p text:style-name="P2"><text:ruby text:style-name="Ru1"><text:ruby-base><text:span text:style-name="T3">小笠原諸島</text:span></text:ruby-base><text:ruby-text text:style-name="WW_CharRuby1">おがさわらしょとう</text:ruby-text></text:ruby><text:span text:style-name="T4">がアメリカから</text:span><text:ruby text:style-name="Ru2"><text:ruby-base><text:span text:style-name="T5">日本</text:span></text:ruby-base><text:ruby-text text:style-name="WW_CharRuby2">にほん</text:ruby-text></text:ruby><text:span text:style-name="T6">に</text:span><text:ruby text:style-name="Ru3"><text:ruby-base><text:span text:style-name="T7">戻</text:span></text:ruby-base><text:ruby-text text:style-name="WW_CharRuby3">もど</text:ruby-text></text:ruby><text:span text:style-name="T8">ってから５０</text:span><text:ruby text:style-name="Ru4"><text:ruby-base><text:span text:style-name="T9">年</text:span></text:ruby-base><text:ruby-text text:style-name="WW_CharRuby4">ねん</text:ruby-text></text:ruby></text:p>
      <text:p text:style-name="P10">Ogasawara ga amerika kara nihon ni modottekara gojuu nen</text:p>
      <text:p text:style-name="P11"><text:span text:style-name="T12">L’</text:span><text:span text:style-name="T13">Amérique a rendu l’archipel<text:s/></text:span><text:span text:style-name="T14">Ogasawara<text:s/></text:span><text:span text:style-name="T15">au <text:s/>japon<text:s/></text:span><text:span text:style-name="T16">après</text:span><text:span text:style-name="T17"><text:s/>50 ans</text:span></text:p>
      <text:p text:style-name="P18"/>
      <text:p text:style-name="P19"><text:ruby text:style-name="Ru5"><text:ruby-base>東京</text:ruby-base><text:ruby-text text:style-name="WW_CharRuby5">とうきょう</text:ruby-text></text:ruby>から<text:ruby text:style-name="Ru6"><text:ruby-base>南</text:ruby-base><text:ruby-text text:style-name="WW_CharRuby6">みなみ</text:ruby-text></text:ruby>に１０００ｋｍぐらい<text:s/>の<text:ruby text:style-name="Ru7"><text:ruby-base>所</text:ruby-base><text:ruby-text text:style-name="WW_CharRuby7">ところ</text:ruby-text></text:ruby>にある<text:ruby text:style-name="Ru8"><text:ruby-base>小笠原諸島</text:ruby-base><text:ruby-text text:style-name="WW_CharRuby8">おがさわらしょとう</text:ruby-text></text:ruby>には３０<text:ruby text:style-name="Ru9"><text:ruby-base>以上</text:ruby-base><text:ruby-text text:style-name="WW_CharRuby9">いじょう</text:ruby-text></text:ruby>の<text:ruby text:style-name="Ru10"><text:ruby-base>島</text:ruby-base><text:ruby-text text:style-name="WW_CharRuby10">しま</text:ruby-text></text:ruby>があります。</text:p>
      <text:p text:style-name="P20">Toukyou kara minami ni sen kirometoru gurai no tokoro ni aru Ogasawarashotou ni ha sanjuu ijou no shima ga arimasu.</text:p>
      <text:p text:style-name="P21">Il y a plus de 30 îles dans l’archipel<text:s/>Ogasawara, à environ 1000 km au sud de Tokyo.</text:p>
      <text:p text:style-name="P22"/>
      <text:p text:style-name="P23"><text:ruby text:style-name="Ru11"><text:ruby-base>父島</text:ruby-base><text:ruby-text text:style-name="WW_CharRuby11">ちちじま</text:ruby-text></text:ruby>と<text:ruby text:style-name="Ru12"><text:ruby-base>母島</text:ruby-base><text:ruby-text text:style-name="WW_CharRuby12">ははじま</text:ruby-text></text:ruby>には<text:ruby text:style-name="Ru13"><text:ruby-base>人</text:ruby-base><text:ruby-text text:style-name="WW_CharRuby13">ひと</text:ruby-text></text:ruby>が<text:ruby text:style-name="Ru14"><text:ruby-base>住</text:ruby-base><text:ruby-text text:style-name="WW_CharRuby14">す</text:ruby-text></text:ruby>んでいます。</text:p>
      <text:p text:style-name="P24">Chichijima to Hahajima<text:s/>ni ha hito ga sundeimasu.</text:p>
      <text:p text:style-name="P25">Des gens vivent sur les îles Chichijima et Hahajima.</text:p>
      <text:p text:style-name="P26"/>
      <text:p text:style-name="P27"><text:ruby text:style-name="Ru15"><text:ruby-base>小笠原諸島</text:ruby-base><text:ruby-text text:style-name="WW_CharRuby15">おがさわらしょとう</text:ruby-text></text:ruby><text:s/>は、<text:ruby text:style-name="Ru16"><text:ruby-base>第</text:ruby-base><text:ruby-text text:style-name="WW_CharRuby16">だい</text:ruby-text></text:ruby>２<text:ruby text:style-name="Ru17"><text:ruby-base>次世界大戦</text:ruby-base><text:ruby-text text:style-name="WW_CharRuby17">じせかいたいせん</text:ruby-text></text:ruby>のあとアメリカが<text:ruby text:style-name="Ru18"><text:ruby-base>治</text:ruby-base><text:ruby-text text:style-name="WW_CharRuby18">おさ</text:ruby-text></text:ruby>めていましたが、１９６８<text:s/><text:ruby text:style-name="Ru19"><text:ruby-base>年</text:ruby-base><text:ruby-text text:style-name="WW_CharRuby19">ねん</text:ruby-text></text:ruby>に<text:ruby text:style-name="Ru20"><text:ruby-base>日本</text:ruby-base><text:ruby-text text:style-name="WW_CharRuby20">にほん</text:ruby-text></text:ruby>に<text:ruby text:style-name="Ru21"><text:ruby-base>戻</text:ruby-base><text:ruby-text text:style-name="WW_CharRuby21">もど</text:ruby-text></text:ruby>りました。</text:p>
      <text:p text:style-name="P28">Ogasawarashotou ha, dainiji sekai isen no ato Amerika ga osamete imashita ga, sen kyuu hyaku roku juu hachi nen ni Nihon ni modorimashita.</text:p>
      <text:p text:style-name="P29">Après la seconde guerre mondiale, l’archipel a été américaine jusqu’en 1968, où les îles sont redevenues Japonaises.</text:p>
      <text:p text:style-name="P30"/>
      <text:p text:style-name="P31"><text:ruby text:style-name="Ru22"><text:ruby-base>今年</text:ruby-base><text:ruby-text text:style-name="WW_CharRuby22">ことし</text:ruby-text></text:ruby>６<text:ruby text:style-name="Ru23"><text:ruby-base>月</text:ruby-base><text:ruby-text text:style-name="WW_CharRuby23">がつ</text:ruby-text></text:ruby><text:s/>２６<text:ruby text:style-name="Ru24"><text:ruby-base>日</text:ruby-base><text:ruby-text text:style-name="WW_CharRuby24">にち</text:ruby-text></text:ruby>、<text:ruby text:style-name="Ru25"><text:ruby-base>小笠原諸島</text:ruby-base><text:ruby-text text:style-name="WW_CharRuby25">おがさわらしょとう</text:ruby-text></text:ruby>が<text:ruby text:style-name="Ru26"><text:ruby-base>日本</text:ruby-base><text:ruby-text text:style-name="WW_CharRuby26">にほん</text:ruby-text></text:ruby>に<text:ruby text:style-name="Ru27"><text:ruby-base>戻</text:ruby-base><text:ruby-text text:style-name="WW_CharRuby27">もど</text:ruby-text></text:ruby>っ<text:s/>てから５０<text:ruby text:style-name="Ru28"><text:ruby-base>年</text:ruby-base><text:ruby-text text:style-name="WW_CharRuby28">ねん</text:ruby-text></text:ruby>になりました。</text:p>
      <text:p text:style-name="P32"><text:span text:style-name="T33">Kotoshi roku gatsu ni juu roku nichi Ogasawarashotou ga nihon ni modottekara gojuu nen ni narima</text:span><text:span text:style-name="T34">shita.</text:span><text:s/></text:p>
      <text:p text:style-name="P35">Le 26 juin cette année fête les 50 ans du retour des îles au Japon.</text:p>
      <text:p text:style-name="P36"/>
      <text:p text:style-name="P37"><text:ruby text:style-name="Ru29"><text:ruby-base>小笠原諸島</text:ruby-base><text:ruby-text text:style-name="WW_CharRuby29">おがさわらしょとう</text:ruby-text></text:ruby>にはめずらしい<text:ruby text:style-name="Ru30"><text:ruby-base>動物</text:ruby-base><text:ruby-text text:style-name="WW_CharRuby30">どうぶつ</text:ruby-text></text:ruby>や<text:s/><text:ruby text:style-name="Ru31"><text:ruby-base>植物</text:ruby-base><text:ruby-text text:style-name="WW_CharRuby31">しょくぶつ</text:ruby-text></text:ruby>が<text:ruby text:style-name="Ru32"><text:ruby-base>多</text:ruby-base><text:ruby-text text:style-name="WW_CharRuby32">おお</text:ruby-text></text:ruby>いため、２０１１<text:ruby text:style-name="Ru33"><text:ruby-base>年</text:ruby-base><text:ruby-text text:style-name="WW_CharRuby33">ねん</text:ruby-text></text:ruby>に<text:ruby text:style-name="Ru34"><text:ruby-base>ユネスコ</text:ruby-base><text:ruby-text text:style-name="WW_CharRuby34">Unesco</text:ruby-text></text:ruby>の<text:ruby text:style-name="Ru35"><text:ruby-base>世界自然遺産</text:ruby-base><text:ruby-text text:style-name="WW_CharRuby35">せかいしぜんいさん</text:ruby-text></text:ruby>になりました。</text:p>
      <text:p text:style-name="P38">Ogasawarashotou ni ha mezurashii doubutsu ya shokubutsu ga ooitame, ni sen juu ichi nen ni Unesco no sekaishizen isan ni narimashita.</text:p>
      <text:p text:style-name="P39">En raison du grand nombre d'animaux et de plantes rares<text:s/>présents<text:s/>dans l’archipel<text:s/>Ogasawara,<text:s/>les iles sont<text:s/>devenues<text:s/>un site du patrimoine naturel mondial de l'UNESCO en 2011.</text:p>
      <text:p text:style-name="P40"/>
      <text:p text:style-name="P41"><text:ruby text:style-name="Ru36"><text:ruby-base>最近</text:ruby-base><text:ruby-text text:style-name="WW_CharRuby36">さいきん</text:ruby-text></text:ruby>は<text:ruby text:style-name="Ru37"><text:ruby-base>毎年</text:ruby-base><text:ruby-text text:style-name="WW_CharRuby37">まいとし</text:ruby-text></text:ruby>３<text:ruby text:style-name="Ru38"><text:ruby-base>万人</text:ruby-base><text:ruby-text text:style-name="WW_CharRuby38">まんにん</text:ruby-text></text:ruby>ぐらいの<text:ruby text:style-name="Ru39"><text:ruby-base>人</text:ruby-base><text:ruby-text text:style-name="WW_CharRuby39">ひと</text:ruby-text></text:ruby>が<text:ruby text:style-name="Ru40"><text:ruby-base>観光</text:ruby-base><text:ruby-text text:style-name="WW_CharRuby40">かんこう</text:ruby-text></text:ruby>に<text:ruby text:style-name="Ru41"><text:ruby-base>行</text:ruby-base><text:ruby-text text:style-name="WW_CharRuby41">い</text:ruby-text></text:ruby>きます。<text:s/></text:p>
      <text:p text:style-name="P42">Saikin ha maitoshi san man nin gurai no hito ga<text:s/>kankou ni ikimasu.</text:p>
      <text:p text:style-name="P43">Récemment, environ 30 000 personnes<text:s/>y<text:s/>font du tourisme chaque année.</text:p>
      <text:p text:style-name="P44"/>
      <text:p text:style-name="P45"><text:ruby text:style-name="Ru42"><text:ruby-base>小笠原諸島</text:ruby-base><text:ruby-text text:style-name="WW_CharRuby42">おがさわらしょとう</text:ruby-text></text:ruby>に<text:ruby text:style-name="Ru43"><text:ruby-base>行</text:ruby-base><text:ruby-text text:style-name="WW_CharRuby43">い</text:ruby-text></text:ruby>くには、<text:ruby text:style-name="Ru44"><text:ruby-base>東京</text:ruby-base><text:ruby-text text:style-name="WW_CharRuby44">とうきょう</text:ruby-text></text:ruby>から<text:ruby text:style-name="Ru45"><text:ruby-base>船</text:ruby-base><text:ruby-text text:style-name="WW_CharRuby45">ふね</text:ruby-text></text:ruby>で<text:ruby text:style-name="Ru46"><text:ruby-base>行</text:ruby-base><text:ruby-text text:style-name="WW_CharRuby46">い</text:ruby-text></text:ruby>かなければなりません。</text:p>
      <text:p text:style-name="P46">Ogasawarashotou ni iku<text:s/>ni ha, Tokyo kara fune de ikanakerebanarisen.</text:p>
      <text:p text:style-name="P47">Pour se rendre sur l’archipel, il est nécessaire de prendre un bateau.</text:p>
      <text:p text:style-name="P48"/>
      <text:p text:style-name="P49"><text:ruby text:style-name="Ru47"><text:ruby-base>船</text:ruby-base><text:ruby-text text:style-name="WW_CharRuby47">ふね</text:ruby-text></text:ruby>は１<text:ruby text:style-name="Ru48"><text:ruby-base>週間</text:ruby-base><text:ruby-text text:style-name="WW_CharRuby48">しゅうかん</text:ruby-text></text:ruby>に１<text:ruby text:style-name="Ru49"><text:ruby-base>回</text:ruby-base><text:ruby-text text:style-name="WW_CharRuby49">かい</text:ruby-text></text:ruby>ぐ<text:s/>らいで、<text:ruby text:style-name="Ru50"><text:ruby-base>片道</text:ruby-base><text:ruby-text text:style-name="WW_CharRuby50">かたみち</text:ruby-text></text:ruby>２４<text:ruby text:style-name="Ru51"><text:ruby-base>時間</text:ruby-base><text:ruby-text text:style-name="WW_CharRuby51">じかん</text:ruby-text></text:ruby>かかります。<text:s/></text:p>
      <text:p text:style-name="P50">Fune ha isshuukan ni ikkai gurai de, katamichi ni juu yo jikan kakarimasu.</text:p>
      <text:p text:style-name="P51">Il y a un bateau par semaine et le voyage dure 24 heures.</text:p>
      <text:p text:style-name="P52"/>
      <text:p text:style-name="P53"><text:ruby text:style-name="Ru52"><text:ruby-base>島</text:ruby-base><text:ruby-text text:style-name="WW_CharRuby52">しま</text:ruby-text></text:ruby>の<text:ruby text:style-name="Ru53"><text:ruby-base>人</text:ruby-base><text:ruby-text text:style-name="WW_CharRuby53">ひと</text:ruby-text></text:ruby>たちは<text:ruby text:style-name="Ru54"><text:ruby-base>病気</text:ruby-base><text:ruby-text text:style-name="WW_CharRuby54">びょうき</text:ruby-text></text:ruby>になったときなどのために、<text:ruby text:style-name="Ru55"><text:ruby-base>飛行機</text:ruby-base><text:ruby-text text:style-name="WW_CharRuby55">ひこうき</text:ruby-text></text:ruby>で<text:ruby text:style-name="Ru56"><text:ruby-base>東京</text:ruby-base><text:ruby-text text:style-name="WW_CharRuby56">とうきょう</text:ruby-text></text:ruby>へ<text:ruby text:style-name="Ru57"><text:ruby-base>行</text:ruby-base><text:ruby-text text:style-name="WW_CharRuby57">い</text:ruby-text></text:ruby>くことができるよう<text:s/>にしてほしいと<text:ruby text:style-name="Ru58"><text:ruby-base>言</text:ruby-base><text:ruby-text text:style-name="WW_CharRuby58">い</text:ruby-text></text:ruby>っています。</text:p>
      <text:p text:style-name="P54">Shima no hitotachi ha, byouki ni natta toki nadono tame ni, hikouki de Tokyo he<text:s/>iku koto ga dekiru you ni site hoshii to itteimasu.</text:p>
      <text:p text:style-name="P55">Les personnes vivant sur l’île aimeraient pouvoir prendre l’avion vers Tokyo au cas où<text:s/>ils tomberaient malades.</text:p>
      <text:p text:style-name="P56"/>
      <text:p text:style-name="P57">しかし、<text:ruby text:style-name="Ru59"><text:ruby-base>飛行場</text:ruby-base><text:ruby-text text:style-name="WW_CharRuby59">ひこうじょう</text:ruby-text></text:ruby>を<text:ruby text:style-name="Ru60"><text:ruby-base>作</text:ruby-base><text:ruby-text text:style-name="WW_CharRuby60">つく</text:ruby-text></text:ruby>るために<text:ruby text:style-name="Ru61"><text:ruby-base>山</text:ruby-base><text:ruby-text text:style-name="WW_CharRuby61">やま</text:ruby-text></text:ruby>を<text:ruby text:style-name="Ru62"><text:ruby-base>削</text:ruby-base><text:ruby-text text:style-name="WW_CharRuby62">けず</text:ruby-text></text:ruby>ったり<text:ruby text:style-name="Ru63"><text:ruby-base>木</text:ruby-base><text:ruby-text text:style-name="WW_CharRuby63">き</text:ruby-text></text:ruby>を<text:ruby text:style-name="Ru64"><text:ruby-base>切</text:ruby-base><text:ruby-text text:style-name="WW_CharRuby64">き</text:ruby-text></text:ruby>った<text:s/>りすると<text:ruby text:style-name="Ru65"><text:ruby-base>自然</text:ruby-base><text:ruby-text text:style-name="WW_CharRuby65">しぜん</text:ruby-text></text:ruby>が<text:ruby text:style-name="Ru66"><text:ruby-base>壊</text:ruby-base><text:ruby-text text:style-name="WW_CharRuby66">こわ</text:ruby-text></text:ruby>れる<text:ruby text:style-name="Ru67"><text:ruby-base>心配</text:ruby-base><text:ruby-text text:style-name="WW_CharRuby67">しんぱい</text:ruby-text></text:ruby>があります。</text:p>
      <text:p text:style-name="P58">Shikashi, hikoujou wo tsukuru tame ni yama wo kezuttari ki wo kittari suru to shizen ga<text:s/>kowareru shinpai ga arimasu.</text:p>
      <text:p text:style-name="P59">Cependant, on craint qu’il faille tailler la montagne et couper des arbres afin de construire un aérodrome.</text:p>
      <text:p text:style-name="P60"/>
      <text:p text:style-name="P61">このため、<text:ruby text:style-name="Ru68"><text:ruby-base>飛行場</text:ruby-base><text:ruby-text text:style-name="WW_CharRuby68">ひこうじょう</text:ruby-text></text:ruby>を<text:ruby text:style-name="Ru69"><text:ruby-base>作</text:ruby-base><text:ruby-text text:style-name="WW_CharRuby69">つく</text:ruby-text></text:ruby>る<text:ruby text:style-name="Ru70"><text:ruby-base>細</text:ruby-base><text:ruby-text text:style-name="WW_CharRuby70">こま</text:ruby-text></text:ruby>かい<text:ruby text:style-name="Ru71"><text:ruby-base>計画</text:ruby-base><text:ruby-text text:style-name="WW_CharRuby71">けいかく</text:ruby-text></text:ruby>はまだ<text:ruby text:style-name="Ru72"><text:ruby-base>決</text:ruby-base><text:ruby-text text:style-name="WW_CharRuby72">き</text:ruby-text></text:ruby>まっていません。</text:p>
      <text:p text:style-name="P62">Kono tame, hikoujou wo tsukuru komakai keikaku ha mada kimatteimasen.</text:p>
      <text:p text:style-name="P63">Pour ces raisons, aucun plan détaillé de construction de l’aérodrome n’a encore été décidé.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name="WW_CharRuby1" style:family="text" style:parent-style-name="DefaultParagraphFont">
      <style:text-properties style:font-name="Yu Mincho" style:font-name-asian="Yu Mincho" fo:font-weight="bold" style:font-weight-asian="bold" style:font-weight-complex="bold" fo:font-size="5.5pt" style:font-size-asian="5.5pt" style:font-size-complex="5.5pt" style:text-underline-type="single" style:text-underline-style="solid" style:text-underline-width="auto" style:text-underline-mode="continuous"/>
    </style:style>
    <style:style style:name="WW_CharRuby2" style:family="text" style:parent-style-name="DefaultParagraphFont">
      <style:text-properties style:font-name="Yu Mincho" style:font-name-asian="Yu Mincho" fo:font-weight="bold" style:font-weight-asian="bold" style:font-weight-complex="bold" fo:font-size="5.5pt" style:font-size-asian="5.5pt" style:font-size-complex="5.5pt" style:text-underline-type="single" style:text-underline-style="solid" style:text-underline-width="auto" style:text-underline-mode="continuous"/>
    </style:style>
    <style:style style:name="WW_CharRuby3" style:family="text" style:parent-style-name="DefaultParagraphFont">
      <style:text-properties style:font-name="Yu Mincho" style:font-name-asian="Yu Mincho" fo:font-weight="bold" style:font-weight-asian="bold" style:font-weight-complex="bold" fo:font-size="5.5pt" style:font-size-asian="5.5pt" style:font-size-complex="5.5pt" style:text-underline-type="single" style:text-underline-style="solid" style:text-underline-width="auto" style:text-underline-mode="continuous"/>
    </style:style>
    <style:style style:name="WW_CharRuby4" style:family="text" style:parent-style-name="DefaultParagraphFont">
      <style:text-properties style:font-name="MS Mincho" style:font-name-asian="MS Mincho" style:font-name-complex="MS Mincho" fo:font-weight="bold" style:font-weight-asian="bold" style:font-weight-complex="bold" fo:font-size="5.5pt" style:font-size-asian="5.5pt" style:font-size-complex="5.5pt" style:text-underline-type="single" style:text-underline-style="solid" style:text-underline-width="auto" style:text-underline-mode="continuous"/>
    </style:style>
    <style:style style:name="WW_CharRuby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8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8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8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8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8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8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8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7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7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72" style:family="text" style:parent-style-name="DefaultParagraphFont">
      <style:text-properties style:font-name="Yu Mincho" style:font-name-asian="Yu Mincho" fo:font-size="5.5pt" style:font-size-asian="5.5pt" style:font-size-complex="5.5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nn Marty</meta:initial-creator>
    <dc:creator>Yann Marty</dc:creator>
    <meta:creation-date>2022-02-15T19:59:00Z</meta:creation-date>
    <dc:date>2022-02-15T23:47:00Z</dc:date>
    <meta:template xlink:href="Normal.dotm" xlink:type="simple"/>
    <meta:editing-cycles>7</meta:editing-cycles>
    <meta:editing-duration>PT13680S</meta:editing-duration>
    <meta:document-statistic meta:page-count="2" meta:paragraph-count="14" meta:word-count="1064" meta:character-count="7121" meta:row-count="50" meta:non-whitespace-character-count="6071"/>
  </office:meta>
</office:document-meta>
</file>